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yrtilla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1855?</text:p>
      <text:p text:style-name="P4">Month<text:tab/><text:tab/><text:tab/><text:tab/><text:tab/><text:tab/></text:p>
      <text:p text:style-name="P4">Year<text:tab/><text:tab/><text:tab/><text:tab/><text:tab/><text:tab/>1855?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Morais was married in 1855, and because this document appears to be a poem written for him on the occasion of his marriage, it may have been written that same year.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<text:span text:style-name="T2">d</text:span><text:span text:style-name="T3">. Dr S. Morais./</text:span></text:p>
      <text:p text:style-name="P2"><text:span text:style-name="T3"/></text:p>
      <text:p text:style-name="P2"><text:span text:style-name="T3">[Page 1]</text:span></text:p>
      <text:p text:style-name="P2"><text:span text:style-name="T3">Oh Friend and Pastor I wish to thee,/</text:span></text:p>
      <text:p text:style-name="P2"><text:span text:style-name="T3">Blessings rich, and very many;/</text:span></text:p>
      <text:p text:style-name="P2"><text:span text:style-name="T3">And may thy married life be crowned,/</text:span></text:p>
      <text:p text:style-name="P2"><text:span text:style-name="T3">With every good, with peace and plenty./</text:span></text:p>
      <text:p text:style-name="P2"><text:span text:style-name="T3"/></text:p>
      <text:p text:style-name="P2"><text:span text:style-name="T3">Oh may the </text:span><text:span text:style-name="T4">one</text:span><text:span text:style-name="T5"> whom thou has chosen,/</text:span></text:p>
      <text:p text:style-name="P2"><text:span text:style-name="T5">Be to thee, much true felt joy,/</text:span></text:p>
      <text:p text:style-name="P2"><text:span text:style-name="T5">May she, thy cup of comfort fill,/</text:span></text:p>
      <text:p text:style-name="P2"><text:span text:style-name="T5">And give thee peace, without alloy./</text:span></text:p>
      <text:p text:style-name="P2"><text:span text:style-name="T5"/></text:p>
      <text:p text:style-name="P2"><text:span text:style-name="T5">May He, who dwells above the skies,/</text:span></text:p>
      <text:p text:style-name="P2"><text:span text:style-name="T5">Who careth for the sparrows fall,/</text:span></text:p>
      <text:p text:style-name="P2"><text:span text:style-name="T5">Look down on you, with peace and love,/</text:span></text:p>
      <text:p text:style-name="P2"><text:span text:style-name="T5">And kindly answer when you call./</text:span></text:p>
      <text:p text:style-name="P2"><text:soft-page-break/><text:span text:style-name="T5"/></text:p>
      <text:p text:style-name="P2"><text:span text:style-name="T5">Accept kind Friend these wishes true,/</text:span></text:p>
      <text:p text:style-name="P2"><text:span text:style-name="T5">Which are offered to thy </text:span><text:span text:style-name="T4">bride</text:span><text:span text:style-name="T5">, and you;/</text:span></text:p>
      <text:p text:style-name="P2"><text:span text:style-name="T5">Receive these with this sweetment spoon,/</text:span></text:p>
      <text:p text:style-name="P2"><text:span text:style-name="T5">Fit emblem of the Honeymoon./</text:span></text:p>
      <text:p text:style-name="P2"><text:span text:style-name="T5"><text:tab/><text:tab/><text:tab/>Myrtill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2:05:25.44</meta:creation-date>
    <dc:date>2012-01-25T12:16:33.54</dc:date>
    <dc:creator>Penn Libraries</dc:creator>
    <meta:editing-duration>PT00H11M0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1" meta:word-count="303" meta:character-count="2018"/>
  </office:meta>
</office:document-meta>
</file>